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c9caa" officeooo:paragraph-rsid="00138813"/>
    </style:style>
    <style:style style:name="P2" style:family="paragraph" style:parent-style-name="Standard">
      <style:text-properties style:text-underline-style="solid" style:text-underline-width="auto" style:text-underline-color="font-color" fo:font-weight="bold" officeooo:rsid="00102903" officeooo:paragraph-rsid="00102903"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17f0fc" officeooo:paragraph-rsid="0017f0fc" style:font-weight-asian="bold" style:font-weight-complex="bold"/>
    </style:style>
    <style:style style:name="P4" style:family="paragraph" style:parent-style-name="Standard">
      <style:paragraph-properties fo:text-align="justify" style:justify-single-word="false"/>
      <style:text-properties style:text-underline-style="none" fo:font-weight="normal" officeooo:rsid="00102903" officeooo:paragraph-rsid="00102903"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102903" officeooo:paragraph-rsid="0017f0fc"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17f0fc" officeooo:paragraph-rsid="0017f0fc"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185b29" officeooo:paragraph-rsid="00185b29"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1982b4" officeooo:paragraph-rsid="001982b4"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1beed4" officeooo:paragraph-rsid="001beed4"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1c64e5" officeooo:paragraph-rsid="001c64e5"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185b29" officeooo:paragraph-rsid="001d3525"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185b29" officeooo:paragraph-rsid="001d4c09"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1d3525" officeooo:paragraph-rsid="001d3525" style:font-weight-asian="normal" style:font-weight-complex="normal"/>
    </style:style>
    <style:style style:name="P14" style:family="paragraph" style:parent-style-name="Standard">
      <style:paragraph-properties fo:text-align="justify" style:justify-single-word="false"/>
      <style:text-properties style:text-underline-style="solid" style:text-underline-width="auto" style:text-underline-color="font-color" fo:font-weight="normal" officeooo:rsid="001beed4" officeooo:paragraph-rsid="001beed4" style:font-weight-asian="normal" style:font-weight-complex="normal"/>
    </style:style>
    <style:style style:name="P15" style:family="paragraph" style:parent-style-name="Standard">
      <style:paragraph-properties fo:text-align="justify" style:justify-single-word="false"/>
      <style:text-properties style:text-underline-style="solid" style:text-underline-width="auto" style:text-underline-color="font-color" fo:font-weight="normal" officeooo:rsid="001c64e5" officeooo:paragraph-rsid="001c64e5" style:font-weight-asian="normal" style:font-weight-complex="normal"/>
    </style:style>
    <style:style style:name="P16" style:family="paragraph" style:parent-style-name="Standard">
      <style:paragraph-properties fo:text-align="justify" style:justify-single-word="false"/>
      <style:text-properties style:text-underline-style="solid" style:text-underline-width="auto" style:text-underline-color="font-color" fo:font-weight="bold" officeooo:rsid="001beed4" officeooo:paragraph-rsid="001beed4" style:font-weight-asian="bold" style:font-weight-complex="bold"/>
    </style:style>
    <style:style style:name="T1" style:family="text">
      <style:text-properties officeooo:rsid="001295fc"/>
    </style:style>
    <style:style style:name="T2" style:family="text">
      <style:text-properties style:text-underline-style="solid" style:text-underline-width="auto" style:text-underline-color="font-color" officeooo:rsid="001295fc"/>
    </style:style>
    <style:style style:name="T3" style:family="text">
      <style:text-properties officeooo:rsid="0017906a"/>
    </style:style>
    <style:style style:name="T4" style:family="text">
      <style:text-properties officeooo:rsid="0017f0fc"/>
    </style:style>
    <style:style style:name="T5" style:family="text">
      <style:text-properties officeooo:rsid="001982b4"/>
    </style:style>
    <style:style style:name="T6" style:family="text">
      <style:text-properties officeooo:rsid="0019ec16"/>
    </style:style>
    <style:style style:name="T7" style:family="text">
      <style:text-properties officeooo:rsid="001beed4"/>
    </style:style>
    <style:style style:name="T8" style:family="text">
      <style:text-properties officeooo:rsid="001ce799"/>
    </style:style>
    <style:style style:name="T9"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jercicio 2:</text:p>
      <text:p text:style-name="P4"><text:tab/><text:span text:style-name="T1">Para este ejercicio realizamos las siguiente suposiciones: el valor de la variable ‘id’ es inicializada a 0, el tiempo aleatorio que esperan los hijos es un valor entre 0 y 1 segundos ( 0 , 0.1, 0.2 …) y la impresión </text:span><text:span text:style-name="T2">no</text:span><text:span text:style-name="T1"> se realiza desde el manejador de la señal para evitar el uso de variables globales, en vez de ello realizamos un ‘pause()’ seguido de la impresión.</text:span></text:p>
      <text:p text:style-name="P4"><text:tab/><text:span text:style-name="T1">El principal fallo en el planteamiento de este ejercicio es no hacer referencia a la sincronización de los procesos, tanto entre los hijos como entre los hijos y el padre. Si no se tiene en cuenta la concurrencia de procesos pueden ocurrir comportamientos inesperados, entre ellos: <text:s/>Al solicitar información por línea de comando la impresión de la solicitud y la lectura se ven totalmente descoordinados, el acceso a la zona de memoria compartida puede ser corrompida si varios hijos intentan escribir al mismo tiempo sobre la variable o si intentan escribir mientras el padre lee, además puede ocurrir que la información de <text:s/>un hijo no se imprima si el padre esta imprimiendo mientras el hijo termina su ejecución.</text:span></text:p>
      <text:p text:style-name="P4"><text:tab/><text:span text:style-name="T3">Podemos concluir que la sincronización entre procesos es fundamental cuando se trata con el acceso a memoria compartida.</text:span></text:p>
      <text:p text:style-name="P4"/>
      <text:p text:style-name="P3">Libreria de semáforos:</text:p>
      <text:p text:style-name="P6"><text:tab/>La implementación está comentada en su totalidad en el fichero semaforos.c (ó en el correspondiente doxygen).</text:p>
      <text:p text:style-name="P5"><text:tab/><text:span text:style-name="T4">El test de esta librería se genera como el ejecutable ‘main_test’ tras utilizar el comando ‘make’. Este main realiza llamadas a funciones de la librería de test de semaforos, la especificación del funcionamiento y test realizados esta comentada en el fichero ‘semaforostest.c’.</text:span></text:p>
      <text:p text:style-name="P5"/>
      <text:p text:style-name="P5"/>
      <text:p text:style-name="P7">Ejercicio 6:</text:p>
      <text:p text:style-name="P7"/>
      <text:p text:style-name="P7">Para empezar, intentamos explicar brevemente la implementacion del ejercicio, para mostrar <text:s/>luego una serie de pruebas <text:s/>que ejecutamos sobre el mismo.</text:p>
      <text:p text:style-name="P7"/>
      <text:p text:style-name="P7">En primer lugar, nuestro proceso es un padre, que crea la memoria compartida y los 3 semáforos que heredan los dos hijos que genera después.</text:p>
      <text:p text:style-name="P7">El padre hace la labor de poductor, el primer hijo que genera es el consumidor, y el tercero es un “temporizador” que permite que la interaccion produccion-consumicion se ejecute hasta que pase un determinado tiempo, que decide el usuario mediante el tercer argumento de entrada al main (este tercer hijo ejecuta un usleep(&lt;3º argumento&gt;) antes de frenar a los otros dos).</text:p>
      <text:p text:style-name="P7"/>
      <text:p text:style-name="P7">Los tres semaforos no tienen gra<text:span text:style-name="T5">n</text:span> explicacion (el problema es un probea tipo, y la solucion escogida es la que aparece en todos los libros: un seaforo controla que no se consuma si no hay productos en el almacen, otro que no se produzca si el almacen esta lleno y un mutex que protege la memoria compartida).</text:p>
      <text:p text:style-name="P7"/>
      <text:p text:style-name="P11">Nuestra memoria compartida, <text:s/><text:span text:style-name="T5">el almacen, tiene una estructura de pila (es decir, los elementos se añaden y se consumen del top del almacen). Tenemos un array de caracteres con todo el abecedario, y una variable ‘end’ que apunta al top de la pila en ese momento (el productor incrementa el end, el consmidor lo decrementa). Adicionalmente, usamos una variable temp, que el hijo “temporizador” </text:span><text:soft-page-break/><text:span text:style-name="T5">emplea como flag para indicar a productores y consumidores que ha cesado su tiempo de trabajo. Por tanto, ambos trabajan en un while(temp == XX). Cuando se les acaba el tiempo, los 3 procesos hacen un detach de la shmem y los dos hijos vuelven al padre, que elimina tanto la memoria como los semaforos antes de salir. Hay dos casos que pueden originar problemas: uno es cuando el almacen esta vacío (si damos suficiente tiempo, este no debería ocurrir: aun así, está tratado) y cuando el almacen esta lleno.</text:span></text:p>
      <text:p text:style-name="P12"><text:span text:style-name="T5">Explicamos el del almacen lleno, y el otro es equivalente.</text:span></text:p>
      <text:p text:style-name="P12"><text:span text:style-name="T5"><text:s/>Cabe la siguiente posibilidad: el consumidor consume la Z, y hace Up a sus dos semáforos. Antes de volver a ejecutar su while (temp == XX), el productor se ejecuta, produce de nuevo la Z, que es la última letra, y vuelve a entrar en su bucle. Como el almacén está lleno, se bloquea al hacer “down(vacio)”. En ese momento, pasa a ejecutarse el hijo temporizador, que cambia la bandera. El procesador vuelve al consumidor, que ejecuta su while(temp == XX) y, como temp ha cambiado, sale del bucle y termina. El productor ha quedado bloqueadp en la cola de vacio. </text:span></text:p>
      <text:p text:style-name="P12"><text:span text:style-name="T5">Para evitar esto hacemos que, una vez cambiada la variable temp, el hijo temporizador haga un Up(vacio) (par el caso almacen lleno) y un Up(lleno) (para el caso de almacen vacio) y que, en la linea siguiente a sus respectivos downs (donde el proceso ha quedado bloqueado y despierta), se ejecute un if(temp == XX), para distinguir el caso en que el proceso ha sido despertado por el temporizador, y debe hacer el detach y el return, o porque debe puede continuar su trabajo.</text:span></text:p>
      <text:p text:style-name="P13">No es una solución muy bonita pero, hasta lo que hemos podido pensar (y probar) funciona, y no se nos ocurre otra más elegante (y tenemos que estudiar para el examen de teoría). La opcion de hacer que el padre fuera temporizador e hiciera volver a sus dos hijos por medio del envio de señales nos pareció peor, ya que los hijos no podrían entonces (sin el uso de variables globales) hacer el correcto detach de la memoria compartida </text:p>
      <text:p text:style-name="P7"/>
      <text:p text:style-name="P8">Para apreciar el funcionamiento del programa, hemos añadido al final del bucle de produccion/consumicion unos usleeps que el usuario modifica mediante el primer y segundo argumento de entrada (el primer argumento es el usleep del productor, el segundo argumento es el usleep del consumidor).</text:p>
      <text:p text:style-name="P8"/>
      <text:p text:style-name="P8">SI TE HAS ABURRIDO AQUI, DA IGUAL QUE SIGAS LEYENDO O NO. LO SIGUIENTE SOLO SON PRUEBAS CON LAS DISTINTAS ENTRADAS AL MAIN.</text:p>
      <text:p text:style-name="P8"/>
      <text:p text:style-name="P8">A continuacion, explicamos lo observado “jugando” con estos argumentos. <text:span text:style-name="T7">Hemos impreso una parte de las salidas,que</text:span> pueden comprobarse en <text:span text:style-name="T6">el directorio txt, que contiene archivos de la forms ‘n1-n2.txt’, donde n1 es el usleep del productor y n2 es el usleep del consumidor.</text:span></text:p>
      <text:p text:style-name="P8"/>
      <text:p text:style-name="P9">Como no podemos hacer suposiciones de tiempo, sabemos que los resultados que damos aquí no son correctos, simplemente expresan lo que la ejecución devuelve “la mayoría de las veces”, aunque en algún momento el planificador podría querer llevarnos la contraria y hacerlo al revés.</text:p>
      <text:p text:style-name="P9"/>
      <text:p text:style-name="P16"><text:span text:style-name="T6">n1 <text:s/>&gt;= n2:</text:span></text:p>
      <text:p text:style-name="P14">0-0, 1000-1000, 2000-1000, 10000-1000</text:p>
      <text:p text:style-name="P9">El productor tiene más retardo que el consumidor, por lo que siempre que el productor genera una letra el consumidor se la lleva antes de dar tiempo a que el productor produzca la siguiente. Cuando ambos retardos son iguales, el resultado comprobado ha sido siempre equivalente.</text:p>
      <text:p text:style-name="P9"><text:soft-page-break/>Las salidas son del tipo: Productor produce A- Consumidor consume A- Productor produce A-Consumidor consume A…. y así eternamente, sin producir las demás letras del alfabeto.</text:p>
      <text:p text:style-name="P9"/>
      <text:p text:style-name="P16">n1 &lt; n2:</text:p>
      <text:p text:style-name="P9">El consumidor tiene un retardo mayor que el productor, por lo que thay tiempo para producir más antes de que el consumidor llegue a llevárselo. En todas estas ejecuciones, si dejamos suficiente tiempo antes de cortar el programa, hay un punto en el que el producor ha producido todas las letras, y el tira y afloja de los dos queda en: productor produce Z- Consumidor consume Z-Productor produce Z… y así. La diferencia es cuánto se tarda en llegar a ese punto.</text:p>
      <text:p text:style-name="P14">1000-10000, <text:span text:style-name="T8">1000-5000</text:span>: </text:p>
      <text:p text:style-name="P10"><text:span text:style-name="T8">En el primer caso, el</text:span> productor produce todo el alfabeto en apenas 3 tandas (por ejemplo, produce de la A a la I seguido, llega el consumidor y consume la I, el productor vuelve y produce de la I a la Q, consumidor consume Q, y productor produce hasta el final). <text:span text:style-name="T8">En el segundo, tarda 6/7 tandas del mismo tamaño en producirl el alfabeto. </text:span>Si el planificador hace lo que intuitivamente parece, esto tiene sentido: <text:span text:style-name="T8">si el consumidor duerme diez veces más que el productor, éste tarda la mitad en producir las letras que si el consumidor duerme cinco veces más que el productor.</text:span></text:p>
      <text:p text:style-name="P15">1000-2000, 1000-1500:</text:p>
      <text:p text:style-name="P10">Tenemos la misma situación, pero el productor tarda más “tandas” en producir todo el abecedario. En el 1000-2000, las salidas son del tipo Produce ABC- Consume C-Produce CDE- Consume E-Produce EFG… hasta el tira y afloja del Z; y en el 1000-1500, la “carrera” está más reñida: Produce A-Consume A-Produce A -Consume A-Produce AB-Consume B-Produce B-Consume B… al productor le cuesta más producir antes de que el consumidor vuelva a recoger letras.</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9caa" officeooo:paragraph-rsid="00138813"/>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Grupo : 2202</text:p>
        <text:p text:style-name="MP1">Asignatura : Sistemas operativos</text:p>
        <text:p text:style-name="MP1">Alumnos : Lucía Asencio y Rodrigo De Poo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11:38:51.503305545</meta:creation-date>
    <meta:editing-duration>PT34M48S</meta:editing-duration>
    <meta:editing-cycles>9</meta:editing-cycles>
    <meta:generator>LibreOffice/5.1.6.2$Linux_X86_64 LibreOffice_project/10m0$Build-2</meta:generator>
    <dc:date>2017-04-06T23:54:03.722003632</dc:date>
    <meta:document-statistic meta:table-count="0" meta:image-count="0" meta:object-count="0" meta:page-count="3" meta:paragraph-count="34" meta:word-count="1374" meta:character-count="8117" meta:non-whitespace-character-count="6762"/>
  </office:meta>
</office:document-meta>
</file>